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ans-serif" svg:font-family="sans-serif"/>
    <style:font-face style:name="serif" svg:font-family="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0be82c"/>
    </style:style>
    <style:style style:name="P2" style:family="paragraph" style:parent-style-name="Standard">
      <style:text-properties style:font-name="Liberation Serif" fo:font-size="12pt" officeooo:paragraph-rsid="000a3251" style:font-size-asian="12pt" style:font-size-complex="12pt"/>
    </style:style>
    <style:style style:name="P3" style:family="paragraph" style:parent-style-name="Standard">
      <style:text-properties style:font-name="Liberation Serif" fo:font-size="12pt" officeooo:paragraph-rsid="000be82c" style:font-size-asian="12pt" style:font-size-complex="12pt"/>
    </style:style>
    <style:style style:name="P4" style:family="paragraph" style:parent-style-name="Standard">
      <style:text-properties style:font-name="Liberation Serif" fo:font-size="12pt" officeooo:rsid="000be82c" officeooo:paragraph-rsid="000be82c" style:font-size-asian="12pt" style:font-size-complex="12pt"/>
    </style:style>
    <style:style style:name="P5" style:family="paragraph" style:parent-style-name="Standard">
      <style:text-properties style:font-name="Liberation Serif" fo:font-size="12pt" officeooo:rsid="000cd6a4" officeooo:paragraph-rsid="000a3251" style:font-size-asian="12pt" style:font-size-complex="12pt"/>
    </style:style>
    <style:style style:name="P6" style:family="paragraph" style:parent-style-name="Standard">
      <style:text-properties style:font-name="Liberation Serif" fo:font-size="12pt" officeooo:rsid="000cd6a4" officeooo:paragraph-rsid="000cd6a4" style:font-size-asian="12pt" style:font-size-complex="12pt"/>
    </style:style>
    <style:style style:name="P7" style:family="paragraph" style:parent-style-name="Standard">
      <style:text-properties style:font-name="Liberation Serif" fo:font-size="12pt" officeooo:paragraph-rsid="000cd6a4" style:font-size-asian="12pt" style:font-size-complex="12pt"/>
    </style:style>
    <style:style style:name="P8" style:family="paragraph" style:parent-style-name="Text_20_body">
      <style:text-properties style:font-name="Liberation Serif" fo:font-size="12pt" officeooo:rsid="000cd6a4" officeooo:paragraph-rsid="000a3251" style:font-size-asian="12pt" style:font-size-complex="12pt"/>
    </style:style>
    <style:style style:name="P9" style:family="paragraph" style:parent-style-name="Text_20_body" style:list-style-name="L1">
      <style:text-properties style:font-name="Liberation Serif" fo:font-size="12pt" style:font-size-asian="12pt" style:font-size-complex="12pt"/>
    </style:style>
    <style:style style:name="P10" style:family="paragraph" style:parent-style-name="Text_20_body">
      <style:text-properties style:font-name="Liberation Serif" fo:font-size="12pt" officeooo:paragraph-rsid="000cd6a4" style:font-size-asian="12pt" style:font-size-complex="12pt"/>
    </style:style>
    <style:style style:name="P11" style:family="paragraph" style:parent-style-name="Text_20_body">
      <style:text-properties officeooo:paragraph-rsid="000cd6a4"/>
    </style:style>
    <style:style style:name="P12" style:family="paragraph" style:parent-style-name="Text_20_body" style:list-style-name="L1">
      <style:paragraph-properties fo:margin-top="0cm" fo:margin-bottom="0cm" style:contextual-spacing="false"/>
      <style:text-properties style:font-name="Liberation Serif" fo:font-size="12pt" style:font-size-asian="12pt" style:font-size-complex="12pt"/>
    </style:style>
    <style:style style:name="T1" style:family="text">
      <style:text-properties style:font-name="sans-serif" fo:font-size="12.75pt"/>
    </style:style>
    <style:style style:name="T2" style:family="text">
      <style:text-properties style:font-name="sans-serif" fo:font-size="12.75pt" officeooo:rsid="000cd6a4"/>
    </style:style>
    <style:style style:name="T3" style:family="text">
      <style:text-properties style:font-name="sans-serif" fo:font-size="12.75pt" officeooo:rsid="000cd6a4" style:font-size-asian="12pt" style:font-size-complex="12pt"/>
    </style:style>
    <style:style style:name="T4" style:family="text">
      <style:text-properties fo:font-size="12pt" style:font-size-asian="12pt" style:font-size-complex="12pt"/>
    </style:style>
    <style:style style:name="T5" style:family="text">
      <style:text-properties fo:font-size="12pt" officeooo:rsid="000be82c" style:font-size-asian="12pt" style:font-size-complex="12pt"/>
    </style:style>
    <style:style style:name="T6" style:family="text">
      <style:text-properties officeooo:rsid="000a3251"/>
    </style:style>
    <style:style style:name="T7" style:family="text">
      <style:text-properties style:font-name="serif" fo:font-size="10.5pt" officeooo:rsid="000cd6a4"/>
    </style:style>
    <style:style style:name="T8" style:family="text">
      <style:text-properties fo:font-size="10.5pt" officeooo:rsid="000cd6a4"/>
    </style:style>
    <style:style style:name="T9" style:family="text">
      <style:text-properties fo:font-size="12.75pt"/>
    </style:style>
    <style:style style:name="T10" style:family="text">
      <style:text-properties fo:font-size="12.75pt" officeooo:rsid="000cd6a4"/>
    </style:style>
    <style:style style:name="T11" style:family="text">
      <style:text-properties fo:font-size="12.75pt" officeooo:rsid="000cd6a4" style:font-size-asian="12pt" style:font-size-complex="12pt"/>
    </style:style>
    <style:style style:name="T12" style:family="text">
      <style:text-properties style:font-name="Liberation Serif"/>
    </style:style>
    <style:style style:name="T13" style:family="text">
      <style:text-properties style:font-name="Liberation Serif" fo:font-size="12pt" style:font-size-asian="12pt" style:font-size-complex="12pt"/>
    </style:style>
    <style:style style:name="T14" style:family="text">
      <style:text-properties style:font-name="Liberation Serif" fo:font-size="12pt" officeooo:rsid="000be82c" style:font-size-asian="12pt" style:font-size-complex="12pt"/>
    </style:style>
    <style:style style:name="T15" style:family="text">
      <style:text-properties officeooo:rsid="000be82c"/>
    </style:style>
    <style:style style:name="T16" style:family="text">
      <style:text-properties officeooo:rsid="000cd6a4"/>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6">1. </text:span>Recherchieren Sie im Glossar des Lehrbuchsfolgende Begriffe:</text:p>
      <text:p text:style-name="P2"/>
      <text:p text:style-name="P2">Matrix-Organisation: Organisationsform, bei der die traditionelle, nach Funktionen ge-gliederte Organisation von einer divisionalen Struktur überlagert wird. Zwei Kompetenz-systeme überschneiden sich. Die sich ergebende Organisationsform gleicht einer Matrix.</text:p>
      <text:p text:style-name="P2"/>
      <text:p text:style-name="P2">Ablauforganisation: Raumzeitliche Strukturierung der Arbeits- und Bewegungs-vorgänge (Prozessphänomen), insbesondere die Gestaltung der Arbeitsprozesse in Unternehmen. </text:p>
      <text:p text:style-name="P2"/>
      <text:p text:style-name="P2">Aufbauorganisation: Die Aufbauorganisation umfasst die Struktur, insbes. die Aufga-bengliederung, die Leitungshierarchie und Kommunikationsbeziehungen. Im Zent-rum steht der ranghierarchische Aufbau: Zuordnung von Aufgaben, Kompetenzen und Verantwortlichkeiten (Bestandsphänomen). </text:p>
      <text:p text:style-name="P2"/>
      <text:p text:style-name="P2">Unternehmenskultur: Ein sich kontinuierlich veränderndes bzw. weiterentwickelndes Phänomen, welches die durchOrganisationsmitglieder entstandenen Wertvorstel-lungen sowie Denkmuster im Unternehmen umfasst, die wiederum das Verhalten der Organisationsmitglieder prägen. Die Unternehmenskultur stellt einen sozialen Orien-tierungsrahmen dar, der das organisatorische Handeln der Organisationsmitglieder beeinflusst und somit einheitlich und kohärent macht. Sie dient als Instrument zur besseren Zielerreichung. </text:p>
      <text:p text:style-name="P2"/>
      <text:p text:style-name="P2">Leitungsspanne: Anzahl der Stellen, die einer übergeordneten Instanz direkt unterstellt sind. </text:p>
      <text:p text:style-name="P2"/>
      <text:p text:style-name="P7">3.Lesen Sie im Lehrbuch „BWL kompakt“ das Kapitel “Umfeld-und Unternehmensanalyse“ (4 Seiten im eBook, Lesbar in der Bibliothek der HSRM).Was ist der Unterschied zwischen einer Umfeld-und einer Unternehmensanalyse?</text:p>
      <text:p text:style-name="P7"/>
      <text:p text:style-name="P7"><text:span text:style-name="T16">UnternehmensanalyseDas Gegenstück zur Umweltanalyse bildet die Unternehmens-analyse. Ihr Ziel ist es, gegenwärtige und zukünftige Stärken und Schwächen des Unterneh-mens aufzuzeigen. Dazu werden die interne Ressourcensituation analysiert und mögliche Wettbewerbsvorteile/-nachteile identifiziert. Analyseinstrumente sind u. a. die Portfolio-Analyse, die Erfahrungskurve, der Produktlebenszyklus und die Wertkettenanalyse.In der gängigen Literatur wird häufig die Umwelt- und Unternehmensanalyse als SWOT-Analyse bezeichnet. Dabei werden im Rahmen der Unternehmensanalyse die Stärken („Strengths“) und Schwächen („Weaknesses“) aufgedeckt. Im Gegensatz dazu untersucht die Umweltanalyse die Chancen („Opportunities“) und Risiken („Threats“) des Unternehmens. </text:span></text:p>
      <text:p text:style-name="P7"/>
      <text:p text:style-name="P6"><text:span text:style-name="T16">U</text:span>mfeldanalyse:</text:p>
      <text:p text:style-name="P10"><text:span text:style-name="T16">Absatzmärkte (Konkurrenzsituation, Kundenstruktur)</text:span></text:p>
      <text:p text:style-name="P11"><text:span text:style-name="T13">Beschaffungsmärkte (Anbietermacht auf Rohstoffmärkten, </text:span><text:a xlink:type="simple" xlink:href="http://www.wirtschaftslexikon24.com/d/kapitalmarkt/kapitalmarkt.htm" text:style-name="Internet_20_link" text:visited-style-name="Visited_20_Internet_20_Link"><text:span text:style-name="T13">Kapitalmarkt</text:span></text:a><text:span text:style-name="T13">, </text:span><text:a xlink:type="simple" xlink:href="http://www.wirtschaftslexikon24.com/d/arbeitsmarkt/arbeitsmarkt.htm" text:style-name="Internet_20_link" text:visited-style-name="Visited_20_Internet_20_Link"><text:span text:style-name="T13">Arbeitsmarkt</text:span></text:a><text:span text:style-name="T13">, Investitionsgütermarkt, Gefahr von </text:span><text:a xlink:type="simple" xlink:href="http://www.wirtschaftslexikon24.com/d/substitution/substitution.htm" text:style-name="Internet_20_link" text:visited-style-name="Visited_20_Internet_20_Link"><text:span text:style-name="T13">Substitution</text:span></text:a><text:span text:style-name="T13">en)</text:span></text:p>
      <text:p text:style-name="P11"><text:span text:style-name="T13">wirtschaftliche </text:span><text:a xlink:type="simple" xlink:href="http://www.wirtschaftslexikon24.com/d/rahmenbedingungen/rahmenbedingungen.htm" text:style-name="Internet_20_link" text:visited-style-name="Visited_20_Internet_20_Link"><text:span text:style-name="T13">Rahmenbedingungen</text:span></text:a><text:span text:style-name="T13"> (</text:span><text:a xlink:type="simple" xlink:href="http://www.wirtschaftslexikon24.com/d/entwicklung/entwicklung.htm" text:style-name="Internet_20_link" text:visited-style-name="Visited_20_Internet_20_Link"><text:span text:style-name="T13">Entwicklung</text:span></text:a><text:span text:style-name="T13"> der </text:span><text:a xlink:type="simple" xlink:href="http://www.wirtschaftslexikon24.com/d/wirtschaftsstruktur/wirtschaftsstruktur.htm" text:style-name="Internet_20_link" text:visited-style-name="Visited_20_Internet_20_Link"><text:span text:style-name="T13">Wirtschaftsstruktur</text:span></text:a><text:span text:style-name="T13"> und -</text:span><text:a xlink:type="simple" xlink:href="http://www.wirtschaftslexikon24.com/d/konjunktur/konjunktur.htm" text:style-name="Internet_20_link" text:visited-style-name="Visited_20_Internet_20_Link"><text:span text:style-name="T13">konjunktur</text:span></text:a><text:span text:style-name="T13">) </text:span></text:p>
      <text:p text:style-name="P11"><text:span text:style-name="T13">rechtliche </text:span><text:a xlink:type="simple" xlink:href="http://www.wirtschaftslexikon24.com/d/rahmenbedingungen/rahmenbedingungen.htm" text:style-name="Internet_20_link" text:visited-style-name="Visited_20_Internet_20_Link"><text:span text:style-name="T13">Rahmenbedingungen</text:span></text:a><text:span text:style-name="T13"> (geltende und zu erwartende </text:span><text:a xlink:type="simple" xlink:href="http://www.wirtschaftslexikon24.com/d/rechtsordnung/rechtsordnung.htm" text:style-name="Internet_20_link" text:visited-style-name="Visited_20_Internet_20_Link"><text:span text:style-name="T13">Rechtsordnung</text:span></text:a><text:span text:style-name="T13">en)</text:span></text:p>
      <text:p text:style-name="P11"><text:span text:style-name="T13">gesellschaftliche </text:span><text:a xlink:type="simple" xlink:href="http://www.wirtschaftslexikon24.com/d/rahmenbedingungen/rahmenbedingungen.htm" text:style-name="Internet_20_link" text:visited-style-name="Visited_20_Internet_20_Link"><text:span text:style-name="T13">Rahmenbedingungen</text:span></text:a><text:span text:style-name="T13"> (</text:span><text:a xlink:type="simple" xlink:href="http://www.wirtschaftslexikon24.com/d/wertewandel/wertewandel.htm" text:style-name="Internet_20_link" text:visited-style-name="Visited_20_Internet_20_Link"><text:span text:style-name="T13">Wertewandel</text:span></text:a><text:span text:style-name="T13">, Umweltbewußtsein).</text:span></text:p>
      <text:p text:style-name="P7"/>
      <text:p text:style-name="P7"/>
      <text:p text:style-name="P7"/>
      <text:p text:style-name="P7"/>
      <text:p text:style-name="P7"/>
      <text:p text:style-name="P7"><text:soft-page-break/>4.Bezugnehmend auf Aufgabe 3. (Lesestoff des Kapitels „Umfeld-und Unternehmensanalyse“). Erläutern Sie in eigenen Worten was eine Potential-und eine Werteketteanalyse ist. </text:p>
      <text:p text:style-name="P5"/>
      <text:p text:style-name="P5">6. Auf der folgenden Internetseite veröffentlicht SAP die Ziele für 2020, wie sie vom Management formuliert wurden (https://www.sap.com/investors/de/investment-story/outlook.html). Nennen Sie 3 markante Ziele, die aus Ihrer Sicht wichtig und aussagekräftig sind. Wie bewerten Sie die Formulierung der Ziele?</text:p>
      <text:p text:style-name="P5"/>
      <text:p text:style-name="P8">die neuesten Wechselkurse (Oktober 2020), die sich mit 3 % bis 4 % negativ auf die Umsatzerlöse und das Betriebsergebnis seit April 2019 auswirken </text:p>
      <text:list xml:id="list1862830101" text:style-name="L1">
        <text:list-item>
          <text:p text:style-name="P12">die COVID-19-Pandemie, die sich voraussichtlich mindestens bis zur ersten Jahreshälfte 2021 auf die Nachfrage, insbesondere in stark betroffenen Branchen, auswirken wird und das Erreichen der Zielsetzungen für zentrale Kennzahlen wie Clouderlöse, Umsatzerlöse und Betriebsergebnis (jeweils Non-IFRS) um ein bis zwei Jahre verschiebt</text:p>
        </text:list-item>
        <text:list-item>
          <text:p text:style-name="P12">der schnellere Umstieg von Kunden in die Cloud und die anschließende Transformation ihrer Unternehmen, was zum neu-en Ziel beiträgt, bis 2025 Clouderlöse von über 22 Mrd. € zu erreichen. Die SAP erwartet, dass dies im Vergleich zu den bisherigen mittelfristigen Zielsetzungen einen negativen Effekt von etwa 4 bis 5 Prozentpunkten auf die operative Marge von 2023 haben wird.</text:p>
        </text:list-item>
        <text:list-item>
          <text:p text:style-name="P9">die beschleunigte Harmonisierung des SAP-Cloudbetriebs, die voraussichtlich eine zusätzliche Investition in den Jahren 2021 und 2022 erfordern wird, um die Cloudbruttomarge (Non-IFRS) bis 2025 auf rund 80 % zu steigern</text:p>
        </text:list-item>
      </text:list>
      <text:p text:style-name="P5"/>
      <text:p text:style-name="P5"/>
      <text:p text:style-name="P5"/>
      <text:p text:style-name="P2"/>
      <text:p text:style-name="P3"><text:span text:style-name="T15">7. </text:span>Auf der folgenden Internetseite veröffentlicht VW seine Konzernstrategie und Vision (https://www.volkswagenag.com/de/group/strategy.html#). Nennen Sie die dort beschriebenen 4 Zieldimensionen. Wie bewerten Sie die Zielsetzungen?</text:p>
      <text:p text:style-name="P3"/>
      <text:p text:style-name="P4">1) Begeisterte Kunden</text:p>
      <text:p text:style-name="P4">2) Exzellenter Arbeitgeber</text:p>
      <text:p text:style-name="P4">3) Vorbild bei Umwelt, Sicherheit, Integrität</text:p>
      <text:p text:style-name="P4">4) Wettbewerbsfähige Ertragskraft</text:p>
      <text:p text:style-name="P3"/>
      <text:p text:style-name="P2"/>
      <text:p text:style-name="P3"><text:span text:style-name="T15">8. </text:span>Beschreiben Sie kurz in eigenen Worten, was Sie unter der Funktion bzw. dem Aufgabenbereich “Organisation“ in einem Unternehmen verstehen. </text:p>
      <text:p text:style-name="P3"/>
      <text:p text:style-name="P1"><text:span text:style-name="T13">In der </text:span><text:a xlink:type="simple" xlink:href="https://wirtschaftslexikon.gabler.de/definition/betriebswirtschaftslehre-bwl-29219" text:style-name="Internet_20_link" text:visited-style-name="Visited_20_Internet_20_Link"><text:span text:style-name="T13">BWL</text:span></text:a><text:span text:style-name="T13"> wird unter dem Begriff </text:span><text:a xlink:type="simple" xlink:href="https://wirtschaftslexikon.gabler.de/definition/organisation-45094" text:style-name="Internet_20_link" text:visited-style-name="Visited_20_Internet_20_Link"><text:span text:style-name="T13">Organisation</text:span></text:a><text:span text:style-name="T13"> das formale Regelwerk eines arbeitsteiligen Systems verstanden. D.h. von Organisation spricht man in diesem Zusammenhang, wenn mehrere Personen in einem arbeitsteiligen Prozess mit Kontinuität an einer gemeinsamen Aufgabe infolge eines gemeinsamen Zieles arbeiten. Die auf Einzelpersonen verteilten Arbeitshandlungen sind dabei aufeinander abzustimmen und auf das gemeinsame Ziel hin auszurichten. Es sind diese Merkmale, die Unternehmen, Vereine, Verbände, etc. als Organisationen von anderen Menschenansammlungen, wie der Warteschlange an der Bushaltestelle unterscheiden.<text:line-break/><text:line-break/>So ist ein </text:span><text:a xlink:type="simple" xlink:href="https://wirtschaftslexikon.gabler.de/definition/unternehmen-48087" text:style-name="Internet_20_link" text:visited-style-name="Visited_20_Internet_20_Link"><text:span text:style-name="T13">Unternehmen</text:span></text:a><text:span text:style-name="T13"> eine Organisation, da es über eine innere Organisation verfügt, die das gemeinsame Miteinander durch eine möglichst funktionale Aufgabenverteilung regelt. Traditionell </text:span><text:soft-page-break/><text:span text:style-name="T13">unterscheidet die dt. Betriebswirtschaftslehre zwischen einer Aufbau- und einer Ablauforganisation. Die Grenze zwischen beiden Begriffen verschwimmt allerdings durch neue Konzepte wie das Business Process Reengineering, die Prozessorganisation oder die Netzwerkorganisation zunehmend.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ans-serif" svg:font-family="sans-serif"/>
    <style:font-face style:name="serif" svg:font-family="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2-01T20:58:18.052000000</meta:creation-date>
    <dc:date>2021-02-02T10:08:23.483000000</dc:date>
    <meta:editing-duration>PT16M6S</meta:editing-duration>
    <meta:editing-cycles>3</meta:editing-cycles>
    <meta:generator>LibreOffice/7.0.4.2$Windows_X86_64 LibreOffice_project/dcf040e67528d9187c66b2379df5ea4407429775</meta:generator>
    <meta:document-statistic meta:table-count="0" meta:image-count="0" meta:object-count="0" meta:page-count="3" meta:paragraph-count="27" meta:word-count="688" meta:character-count="5922" meta:non-whitespace-character-count="5253"/>
  </office:meta>
</office:document-meta>
</file>